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목표를 정하고 차근차근한 마음가짐으로 단련을 가볍게 신중히 부담감을 가볍게~!</text:title></text:p>
      <text:p text:style-name="OrgTitle"/>
      <text:p text:style-name="OrgSubtitle"><text:initial-creator>thinkpad</text:initial-creator></text:p>
      <text:p text:style-name="OrgSubtitle"/>
      <text:p text:style-name="Text_20_body"><text:span text:style-name="OrgCode">\begin{equation}</text:span>                        % arbitrary environments,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hinkpad</dc:creator>
    <meta:initial-creator>thinkpad</meta:initial-creator>
    <dc:date>2020-03-27T04:02:25</dc:date>
    <meta:creation-date>2020-03-27T04:02:25</meta:creation-date>
    <meta:generator>Emacs 26.3 (Org mode 9.2.5)</meta:generator>
    <meta:keyword/>
    <dc:subject/>
    <dc:title>목표를 정하고 차근차근한 마음가짐으로 단련을 가볍게 신중히 부담감을 가볍게~!</dc:title>
  </office:meta>
</office:document-meta>
</file>